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3.9362in"/>
        </style:tab-stops>
      </style:paragraph-properties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8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(Symbols: ?=uncertain; []=supplied information; /=end of line)</text:p>
      <text:p text:style-name="P2"><text:span text:style-name="T1"/></text:p>
      <text:p text:style-name="P2">S. MORAIS./</text:p>
      <text:p text:style-name="P2">546 N. FIFTH STREET./</text:p>
      <text:p text:style-name="P3">addresses<text:span text:style-name="T2">/</text:span></text:p>
      <text:p text:style-name="P3"><text:span text:style-name="T2">PHILADELPHIA,______189/</text:span></text:p>
      <text:p text:style-name="P4"><text:span text:style-name="T2">[checkmark] Nena Lunel<text:tab/>56 Rue Touffroy/</text:span></text:p>
      <text:p text:style-name="P4"><text:span text:style-name="T2"><text:tab/><text:tab/>23 Rue Chaucha, Paris/</text:span></text:p>
      <text:p text:style-name="P4"><text:span text:style-name="T2">[checkmark] Leon Morais<text:tab/>12 St Niccolage. Pisa/</text:span></text:p>
      <text:p text:style-name="P4"><text:span text:style-name="T2">[checkmark] Stella Capua<text:tab/>Firenze Samuel Capua/</text:span></text:p>
      <text:p text:style-name="P4"><text:span text:style-name="T2"><text:tab/><text:tab/><text:tab/>Boulevard Baille 164/</text:span></text:p>
      <text:p text:style-name="P4"><text:span text:style-name="T2">[checkmark] Rosa Pardo<text:tab/>Marseilles 60 Chemin d Endourne/</text:span></text:p>
      <text:p text:style-name="P4"><text:span text:style-name="T2">[checkmark] Ester Funaro<text:tab/>Leghorn/</text:span></text:p>
      <text:p text:style-name="P4"><text:span text:style-name="T2">[checkmark] Misses Benrimo<text:tab/>28 Formosa St Maidie/</text:span></text:p>
      <text:p text:style-name="P4"><text:span text:style-name="T2"><text:tab/><text:tab/><text:tab/>Vale/</text:span></text:p>
      <text:p text:style-name="P4"><text:span text:style-name="T2">[checkmark] Rabbi G. M. Montefiore<text:tab/>46 Rue de Paradis, Paris/</text:span></text:p>
      <text:p text:style-name="P4"><text:soft-page-break/><text:span text:style-name="T2">[checkmark] Raphael Ascoli<text:tab/>Leghorn/</text:span></text:p>
      <text:p text:style-name="P4"><text:span text:style-name="T2">[checkmark] Ziorentino Bros<text:tab/>Pisa/</text:span></text:p>
      <text:p text:style-name="P4"><text:span text:style-name="T2">[checkmark] Dr Isaiah Luzzatto<text:tab/>G. L. <text:s/>Padua/</text:span></text:p>
      <text:p text:style-name="P4"><text:span text:style-name="T2"><text:tab/><text:tab/>Via Leoncino 945/</text:span></text:p>
      <text:p text:style-name="P4"><text:span text:style-name="T2">[checkmark] Rabbi G. Cammeo<text:tab/>Naples/</text:span></text:p>
      <text:p text:style-name="P4"><text:span text:style-name="T2">[checkmark] Cher. Rabbi Z. Servi<text:tab/>Casale Menferrato/</text:span></text:p>
      <text:p text:style-name="P4"><text:span text:style-name="T2">[checkmark] Cher. Rabbi Is. Costa<text:tab/>Leghorn./</text:span></text:p>
      <text:p text:style-name="P4"><text:span text:style-name="T2">[checkmark] Mr Curiel<text:tab/>Trieste. Austria Italy/</text:span></text:p>
      <text:p text:style-name="P4"><text:span text:style-name="T2">[checkmark] Rabbi Benamozegh<text:tab/>Leghorn/</text:span></text:p>
      <text:p text:style-name="P4"><text:span text:style-name="T2">Clara Della Rocea, Via del Tantalone Liv. Nog/</text:span></text:p>
      <text:p text:style-name="P4"><text:span text:style-name="T2">Angelo Capua 29 Viale Pricipe Eugenio Fir./</text:span></text:p>
      <text:p text:style-name="P4"><text:span text:style-name="T2">Alfredo Morais, Campi Bisenzio (Fir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9T11:49:51.78</meta:creation-date>
    <meta:document-statistic meta:table-count="0" meta:image-count="0" meta:object-count="0" meta:page-count="3" meta:paragraph-count="86" meta:word-count="285" meta:character-count="2141"/>
    <dc:date>2012-01-19T12:01:16.20</dc:date>
    <dc:creator>Penn Libraries</dc:creator>
    <meta:editing-duration>PT00H11M24S</meta:editing-duration>
    <meta:editing-cycles>1</meta:editing-cycles>
    <meta:generator>OpenOffice.org/3.2$Win32 OpenOffice.org_project/320m12$Build-9483</meta:generator>
  </office:meta>
</office:document-meta>
</file>